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481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897cm" fo:min-width="0cm"/>
    </style:style>
    <style:style style:name="gr13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48cm" fo:min-width="0cm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6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24.749cm" svg:y="2.524cm">
          <text:p text:style-name="P1"><text:span text:style-name="T1">Chuẩn bị bài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24.876cm" svg:y="8.112cm">
          <text:p text:style-name="P1"><text:span text:style-name="T1">Theo dõ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24.241cm" svg:y="5.191cm">
          <text:p text:style-name="P1"><text:span text:style-name="T1">Gắn vô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464cm" svg:height="0.962cm" svg:x="26.527cm" svg:y="1.127cm">
          <draw:text-box>
            <text:p><text:span text:style-name="T2">Use Case</text:span></text:p>
          </draw:text-box>
        </draw:frame>
        <draw:frame draw:style-name="gr4" draw:text-style-name="P4" draw:layer="layout" svg:width="17.145cm" svg:height="10.16cm" svg:x="1cm" svg:y="1.762cm">
          <draw:text-box>
            <text:p>Mô tả:</text:p>
            <text:p/>
          </draw:text-box>
        </draw:frame>
      </draw:page>
      <draw:page draw:name="page2" draw:style-name="dp1" draw:master-page-name="Default">
        <draw:frame draw:style-name="gr3" draw:text-style-name="P3" draw:layer="layout" svg:width="7.957cm" svg:height="0.962cm" svg:x="18.679cm" svg:y="1cm">
          <draw:text-box>
            <text:p><text:span text:style-name="T2">Mô tả dữ liệu Để tạo lớp 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3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4">NguoiDung</text:span></text:p>
            <text:list text:style-name="L1">
              <text:list-item>
                <text:p text:style-name="P5"><text:span text:style-name="T5">Ten</text:span></text:p>
              </text:list-item>
              <text:list-item>
                <text:p text:style-name="P5"><text:span text:style-name="T5">Ho</text:span></text:p>
              </text:list-item>
              <text:list-item>
                <text:p text:style-name="P5"><text:span text:style-name="T5">TenNguoiDung</text:span></text:p>
              </text:list-item>
              <text:list-item>
                <text:p><text:span text:style-name="T1">MatKhau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6.24cm" svg:y="6.334cm">
          <draw:text-box>
            <text:p><text:span text:style-name="T4">MayIn</text:span></text:p>
            <text:list text:style-name="L1">
              <text:list-item>
                <text:p text:style-name="P5"><text:span text:style-name="T5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10.205cm" svg:x="11.795cm" svg:y="15.138cm">
          <draw:text-box>
            <text:p><text:span text:style-name="T3">BaiIn</text:span></text:p>
            <text:list text:style-name="L1"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enGiayIn(string)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ThoiHanInXong:Date</text:span></text:p>
              </text:list-item>
              <text:list-item>
                <text:p><text:span text:style-name="T1">DuongDanFileIn (string)</text:span></text:p>
              </text:list-item>
              <text:list-item>
                <text:p><text:span text:style-name="T1">TinhTrangBaiIn (TinhTrangBaiIn)</text:span></text:p>
              </text:list-item>
              <text:list-item>
                <text:p><text:span text:style-name="T1">IdBaiSanPham: integer</text:span></text:p>
              </text:list-item>
              <text:list-item>
                <text:p><text:span text:style-name="T1">DinhTuyen:string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1.795cm" svg:y1="20.24cm" svg:x2="11.142cm" svg:y2="13.158cm" draw:start-shape="id1" draw:start-glue-point="3" draw:end-shape="id2" draw:end-glue-point="2" svg:d="M11795 20240h-653v-7082" svg:viewBox="0 0 654 7083">
          <text:p/>
        </draw:connector>
        <draw:connector draw:style-name="gr9" draw:text-style-name="P8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0" draw:text-style-name="P6" xml:id="id5" draw:id="id5" draw:layer="layout" svg:width="5.969cm" svg:height="5.565cm" svg:x="1cm" svg:y="9.636cm">
          <draw:text-box>
            <text:p text:style-name="P5"><text:span text:style-name="T3">BaiSanPham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SanPham (string)</text:span></text:p>
              </text:list-item>
              <text:list-item>
                <text:p><text:span text:style-name="T1">YeuCau (string)</text:span></text:p>
              </text:list-item>
              <text:list-item>
                <text:p><text:span text:style-name="T1">DuongDanFile01</text:span></text:p>
              </text:list-item>
              <text:list-item>
                <text:p><text:span text:style-name="T1">DuongDanFile02</text:span></text:p>
              </text:list-item>
              <text:list-item>
                <text:p><text:span text:style-name="T1">DuongDanFile03</text:span></text:p>
              </text:list-item>
              <text:list-item>
                <text:p><text:span text:style-name="T1">ThoiHan: Date</text:span></text:p>
              </text:list-item>
              <text:list-item>
                <text:p><text:span text:style-name="T1">TinhTrangBaiSanPham</text:span></text:p>
                <text:p><text:span text:style-name="T1"><text:s/></text:span><text:span text:style-name="T1">(TinhTrangBaiSanPham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11.795cm" svg:y1="20.24cm" svg:x2="3.984cm" svg:y2="15.201cm" draw:start-shape="id1" draw:start-glue-point="3" draw:end-shape="id5" draw:end-glue-point="2" svg:d="M11795 20240h-7811v-5039" svg:viewBox="0 0 7812 5040">
          <text:p text:style-name="P1">1 - n</text:p>
        </draw:connector>
        <draw:frame draw:style-name="gr12" draw:text-style-name="P6" xml:id="id7" draw:id="id7" draw:layer="layout" svg:width="4.318cm" svg:height="2.147cm" svg:x="36.56cm" svg:y="1.937cm">
          <draw:text-box>
            <text:p><text:span text:style-name="T3">TrungTamChiPhi</text:span></text:p>
            <text:list text:style-name="L1">
              <text:list-item>
                <text:p><text:span text:style-name="T1">Ten</text:span></text:p>
              </text:list-item>
              <text:list-item>
                <text:p><text:span text:style-name="T1">ThuTuTienTrinh</text:span></text:p>
              </text:list-item>
            </text:list>
            <text:p><text:span text:style-name="T1"/></text:p>
          </draw:text-box>
        </draw:frame>
        <draw:frame draw:style-name="gr13" draw:text-style-name="P6" xml:id="id6" draw:id="id6" draw:layer="layout" svg:width="4.318cm" svg:height="2.147cm" svg:x="30.972cm" svg:y="6.715cm">
          <draw:text-box>
            <text:p><text:span text:style-name="T3">TramLamViec</text:span></text:p>
            <text:list text:style-name="L1">
              <text:list-item>
                <text:p><text:span text:style-name="T1">Ten</text:span></text:p>
              </text:list-item>
              <text:list-item>
                <text:p><text:span text:style-name="T1">ThuTu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35.29cm" svg:y1="7.788cm" svg:x2="36.56cm" svg:y2="3.01cm" draw:start-shape="id6" draw:start-glue-point="1" draw:end-shape="id7" draw:end-glue-point="3" svg:d="M35290 7788h635v-4778h635" svg:viewBox="0 0 1271 4779">
          <text:p text:style-name="P1">1 - n</text:p>
        </draw:connector>
        <draw:frame draw:style-name="gr14" draw:text-style-name="P6" xml:id="id8" draw:id="id8" draw:layer="layout" svg:width="5.588cm" svg:height="7.835cm" svg:x="26.908cm" svg:y="14.256cm">
          <draw:text-box>
            <text:p><text:span text:style-name="T3">TramLamViecViec</text:span></text:p>
            <text:list text:style-name="L1">
              <text:list-item>
                <text:p><text:span text:style-name="T1">IdTram</text:span></text:p>
              </text:list-item>
              <text:list-item>
                <text:p><text:span text:style-name="T1">IdViec</text:span></text:p>
              </text:list-item>
              <text:list-item>
                <text:p><text:span text:style-name="T1">IdNguoiDung</text:span></text:p>
              </text:list-item>
              <text:list-item>
                <text:p><text:span text:style-name="T1">ThoiGianVo</text:span></text:p>
              </text:list-item>
              <text:list-item>
                <text:p><text:span text:style-name="T1">ThoiGianHoanThanh</text:span></text:p>
              </text:list-item>
              <text:list-item>
                <text:p><text:span text:style-name="T1">SoLuongVo</text:span></text:p>
              </text:list-item>
              <text:list-item>
                <text:p><text:span text:style-name="T1">DonViSoLuongVo</text:span></text:p>
              </text:list-item>
              <text:list-item>
                <text:p><text:span text:style-name="T1">SoLuongRa</text:span></text:p>
              </text:list-item>
              <text:list-item>
                <text:p><text:span text:style-name="T1">DonViSoLuongRa</text:span></text:p>
              </text:list-item>
              <text:list-item>
                <text:p><text:span text:style-name="T1">SoLuongCon</text:span></text:p>
              </text:list-item>
              <text:list-item>
                <text:p><text:span text:style-name="T1">TinhTrangViecTrenTramLamViec</text:span></text:p>
              </text:list-item>
              <text:list-item>
                <text:p><text:span text:style-name="T1">GhiChuVo</text:span></text:p>
              </text:list-item>
              <text:list-item>
                <text:p><text:span text:style-name="T1">GhiChuRa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26.908cm" svg:y1="18.173cm" svg:x2="19.923cm" svg:y2="20.24cm" draw:start-shape="id8" draw:end-shape="id1" svg:d="M26908 18173h-3492v2067h-3493" svg:viewBox="0 0 6986 2068">
          <text:p text:style-name="P1">1 - n</text:p>
        </draw:connector>
        <draw:connector draw:style-name="gr11" draw:text-style-name="P8" draw:layer="layout" svg:x1="29.702cm" svg:y1="14.256cm" svg:x2="33.131cm" svg:y2="8.862cm" draw:start-shape="id8" draw:end-shape="id6" svg:d="M29702 14256v-2697h3429v-2697" svg:viewBox="0 0 3430 5395">
          <text:p text:style-name="P1">1 - n</text:p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2-04T06:20:08.273000000</dc:date>
    <meta:editing-duration>PT4H4M7S</meta:editing-duration>
    <meta:editing-cycles>67</meta:editing-cycles>
    <meta:document-statistic meta:object-count="21"/>
  </office:meta>
</office:document-meta>
</file>